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paragraph-properties style:snap-to-layout-grid="false"/>
      <style:text-properties officeooo:paragraph-rsid="002a22af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1a15bc"/>
    </style:style>
    <style:style style:name="P10" style:family="paragraph" style:parent-style-name="Standard">
      <style:paragraph-properties style:snap-to-layout-grid="false"/>
      <style:text-properties officeooo:rsid="001d8066" officeooo:paragraph-rsid="001d8066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officeooo:rsid="0023b007" officeooo:paragraph-rsid="0023b007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officeooo:paragraph-rsid="0024b27e" fo:background-color="transparent" style:font-style-complex="normal"/>
    </style:style>
    <style:style style:name="P18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>
        <style:tab-stops>
          <style:tab-stop style:position="-1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4b27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>
        <style:tab-stops>
          <style:tab-stop style:position="-1.5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4b27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 style:list-style-name="WW8Num8">
      <style:paragraph-properties fo:margin-top="0in" fo:margin-bottom="0in" style:contextual-spacing="false" fo:line-height="150%" fo:text-align="start" style:justify-single-word="false">
        <style:tab-stops>
          <style:tab-stop style:position="-1.5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4b27e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21bb15"/>
    </style:style>
    <style:style style:name="P22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3b007" style:font-style-complex="italic"/>
    </style:style>
    <style:style style:name="P2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3b007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1cb71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" fo:font-size="12pt" fo:font-style="normal" style:text-underline-style="none" fo:font-weight="normal" officeooo:rsid="002eddc2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use-window-font-color="true" style:text-line-through-style="none" style:font-name="Times New Roman1" fo:font-size="12pt" fo:font-style="normal" style:text-underline-style="none" fo:font-weight="normal" officeooo:rsid="0023fd4f" style:font-name-asian="Times New Roman" style:font-size-asian="12pt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style:text-line-through-style="none" style:font-name="Times New Roman1" fo:font-size="12pt" fo:font-style="normal" style:text-underline-style="none" fo:font-weight="normal" officeooo:rsid="0023b007" style:font-name-asian="Times New Roman" style:font-size-asian="12pt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style:text-line-through-style="none" style:font-name="Times New Roman1" fo:font-size="12pt" fo:font-style="normal" style:text-underline-style="none" fo:font-weight="bold" officeooo:rsid="0023b007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style:text-line-through-style="none" style:font-name="Times New Roman1" fo:font-size="12pt" fo:font-style="normal" style:text-underline-style="none" fo:font-weight="bold" officeooo:rsid="0023fd4f" style:font-name-asian="Times New Roman" style:font-size-asian="12pt" style:font-style-asian="normal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style:text-line-through-style="none" style:font-name="Times New Roman1" fo:font-size="12pt" fo:font-style="italic" style:text-underline-style="none" fo:font-weight="normal" officeooo:rsid="0023b007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style:use-window-font-color="true" fo:font-size="12pt" fo:font-weight="normal" officeooo:rsid="00155b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style:use-window-font-color="true" fo:font-size="12pt" fo:font-weight="normal" officeooo:rsid="0021bb1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style:use-window-font-color="true" fo:font-size="12pt" fo:font-weight="normal" officeooo:rsid="002eddc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Times New Roman1" fo:font-size="12pt" fo:background-color="transparent" style:font-size-asian="12pt" style:font-size-complex="12pt"/>
    </style:style>
    <style:style style:name="T19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use-window-font-color="true" style:font-name="Times New Roman1" fo:font-weight="bold" fo:background-color="transparent" style:font-weight-asian="bold" style:font-weight-complex="bold"/>
    </style:style>
    <style:style style:name="T21" style:family="text">
      <style:text-properties style:use-window-font-color="true" style:font-name="Times New Roman1" fo:font-weight="bold" officeooo:rsid="0024b27e" fo:background-color="transparent" style:font-weight-asian="bold" style:font-weight-complex="bold"/>
    </style:style>
    <style:style style:name="T22" style:family="text">
      <style:text-properties style:use-window-font-color="true" style:font-name="Times New Roman1" fo:font-weight="bold" officeooo:rsid="002ab4aa" fo:background-color="transparent" style:font-weight-asian="bold" style:font-weight-complex="bold"/>
    </style:style>
    <style:style style:name="T23" style:family="text">
      <style:text-properties style:use-window-font-color="true" style:font-name="Times New Roman1" fo:font-weight="bold" officeooo:rsid="002b841f" fo:background-color="transparent" style:font-weight-asian="bold" style:font-weight-complex="bold"/>
    </style:style>
    <style:style style:name="T24" style:family="text">
      <style:text-properties style:use-window-font-color="true" style:font-name="Times New Roman1" fo:background-color="transparent"/>
    </style:style>
    <style:style style:name="T25" style:family="text">
      <style:text-properties officeooo:rsid="001cb713"/>
    </style:style>
    <style:style style:name="T26" style:family="text">
      <style:text-properties fo:font-weight="normal" officeooo:rsid="001cb713" style:font-weight-asian="normal" style:font-weight-complex="normal"/>
    </style:style>
    <style:style style:name="T27" style:family="text">
      <style:text-properties officeooo:rsid="002012f7"/>
    </style:style>
    <style:style style:name="T28" style:family="text">
      <style:text-properties officeooo:rsid="0021bb15"/>
    </style:style>
    <style:style style:name="T29" style:family="text">
      <style:text-properties officeooo:rsid="0023b007"/>
    </style:style>
    <style:style style:name="T30" style:family="text">
      <style:text-properties officeooo:rsid="00297dfa"/>
    </style:style>
    <style:style style:name="T31" style:family="text">
      <style:text-properties officeooo:rsid="002edd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6">Liberar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31">CU.G.03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Default_20_Paragraph_20_Font"><text:span text:style-name="T7">Liberar la linea base para habilitar la </text:span></text:span><text:span text:style-name="Default_20_Paragraph_20_Font"><text:span text:style-name="T8">modificación</text:span></text:span><text:span text:style-name="Default_20_Paragraph_20_Font"><text:span text:style-name="T7"> de los </text:span></text:span><text:span text:style-name="Default_20_Paragraph_20_Font"><text:span text:style-name="T8">ítem</text:span></text:span><text:span text:style-name="Default_20_Paragraph_20_Font"><text:span text:style-name="T7">s relacionados a ell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25">Linea Base liberad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0">1.Selecciona la <text:span text:style-name="T31">opción</text:span> Liberar Linea Base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10">2.Pide <text:span text:style-name="T31">confirmación.</text:span></text:p>
          </table:table-cell>
        </table:table-row>
        <table:table-row table:style-name="Tabla2.4">
          <table:table-cell table:style-name="Tabla2.A5" office:value-type="string">
            <text:p text:style-name="P15">3.Confirma la operación.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4.Cambia el estado de la Linea Base.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2">5. <text:span text:style-name="T18">Registra la operación en el Historial de Linea Base. Se activa el caso de uso </text:span><text:span text:style-name="T19">Historial Linea Base, pasándole como parámetro la operación, el identificador de la linea base y el identificador del usuario.</text:span>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<text:span text:style-name="T29">6</text:span>.<text:span text:style-name="T27">Despliega un mensaje indicando el éxito de la operación.</text:span>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4295343898269103793" text:style-name="WW8Num8">
              <text:list-item>
                <text:p text:style-name="P21">Cancelar.</text:p>
                <text:p text:style-name="P22"><text:span text:style-name="T14">En el paso </text:span><text:span text:style-name="T16">3</text:span><text:span text:style-name="T14">, se selecciona la </text:span><text:span text:style-name="T17">opción</text:span><text:span text:style-name="T14"> Cancelar, se vuelve a </text:span><text:span text:style-name="T15">A</text:span><text:span text:style-name="T14">dministrar </text:span><text:span text:style-name="T16">Linea Base</text:span><text:span text:style-name="T14">.</text:span></text:p>
              </text:list-item>
              <text:list-item>
                <text:p text:style-name="P23"><text:span text:style-name="Default_20_Paragraph_20_Font"><text:span text:style-name="T11">Cambio de estado de la Linea Base.</text:span></text:span></text:p>
                <text:p text:style-name="P17"><text:span text:style-name="Default_20_Paragraph_20_Font"><text:span text:style-name="T10">En el paso 4</text:span></text:span><text:span text:style-name="Default_20_Paragraph_20_Font"><text:span text:style-name="T13"> </text:span></text:span><text:span text:style-name="Default_20_Paragraph_20_Font"><text:span text:style-name="T10">se realiza un cambio de estado de la L</text:span></text:span><text:span text:style-name="Default_20_Paragraph_20_Font"><text:span text:style-name="T9">inea </text:span></text:span><text:span text:style-name="Default_20_Paragraph_20_Font"><text:span text:style-name="T10">B</text:span></text:span><text:span text:style-name="Default_20_Paragraph_20_Font"><text:span text:style-name="T9">ase</text:span></text:span><text:span text:style-name="Default_20_Paragraph_20_Font"><text:span text:style-name="T10">. Luego, se aplicará la operación “desbloquear” sobre los ítems de la L</text:span></text:span><text:span text:style-name="Default_20_Paragraph_20_Font"><text:span text:style-name="T9">inea </text:span></text:span><text:span text:style-name="Default_20_Paragraph_20_Font"><text:span text:style-name="T10">B</text:span></text:span><text:span text:style-name="Default_20_Paragraph_20_Font"><text:span text:style-name="T9">ase</text:span></text:span><text:span text:style-name="Default_20_Paragraph_20_Font"><text:span text:style-name="T10">.</text:span></text:span></text:p>
                <text:list>
                  <text:list-header>
                    <text:p text:style-name="P18"><text:span text:style-name="Default_20_Paragraph_20_Font"><text:span text:style-name="T20">A2.1 Del estado “</text:span></text:span><text:span text:style-name="Default_20_Paragraph_20_Font"><text:span text:style-name="T22">Valida</text:span></text:span><text:span text:style-name="Default_20_Paragraph_20_Font"><text:span text:style-name="T20">” al estado “</text:span></text:span><text:span text:style-name="Default_20_Paragraph_20_Font"><text:span text:style-name="T21">Liberada</text:span></text:span><text:span text:style-name="Default_20_Paragraph_20_Font"><text:span text:style-name="T20">”.</text:span></text:span></text:p>
                    <text:list>
                      <text:list-header>
                        <text:p text:style-name="P19"><text:span text:style-name="Default_20_Paragraph_20_Font"><text:span text:style-name="T20">A2.1.1 <text:s/></text:span></text:span><text:span text:style-name="Default_20_Paragraph_20_Font"><text:span text:style-name="T24">Si el estado de la fase era “Completa” se cambiará a “Desarrollo”.</text:span></text:span></text:p>
                      </text:list-header>
                    </text:list>
                    <text:p text:style-name="P18"><text:span text:style-name="Default_20_Paragraph_20_Font"><text:span text:style-name="T20">A2.2 Del estado “</text:span></text:span><text:span text:style-name="Default_20_Paragraph_20_Font"><text:span text:style-name="T23">Invalida</text:span></text:span><text:span text:style-name="Default_20_Paragraph_20_Font"><text:span text:style-name="T20">" al estado “</text:span></text:span><text:span text:style-name="Default_20_Paragraph_20_Font"><text:span text:style-name="T21">Liberada</text:span></text:span><text:span text:style-name="Default_20_Paragraph_20_Font"><text:span text:style-name="T20">”.</text:span></text:span><text:span text:style-name="Default_20_Paragraph_20_Font"><text:span text:style-name="T24"> </text:span></text:span></text:p>
                    <text:list text:continue-numbering="true">
                      <text:list-header>
                        <text:p text:style-name="P20"><text:span text:style-name="Default_20_Paragraph_20_Font"><text:span text:style-name="T12">A2.2.1 <text:s/></text:span></text:span><text:span text:style-name="Default_20_Paragraph_20_Font"><text:span text:style-name="T9">Si el estado de la fase era “Comprometida”, se cambiará a “Desarrollo”.</text:span></text:span></text:p>
                      </text:list-header>
                    </text:list>
                  </text:list-header>
                </text:list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28">5</text:span>.Si el sistema no puede persistir los <text:span text:style-name="T28">cambios</text:span>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 <text:span text:style-name="T30">Historial Linea Base.</text:span></text:p>
          </table:table-cell>
        </table:table-row>
        <text:soft-page-break/>
        <table:table-row table:style-name="Tabla5.1">
          <table:table-cell table:style-name="Tabla5.A1" office:value-type="string">
            <text:p text:style-name="P3">Casos de Uso donde se incluye: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28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31">RF297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2</meta:editing-cycles>
    <meta:editing-duration>PT2H33M32S</meta:editing-duration>
    <dc:date>2014-03-16T22:34:57.831416330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2" meta:word-count="265" meta:character-count="1659" meta:non-whitespace-character-count="1422"/>
  </office:meta>
</office:document-meta>
</file>